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2.383cm" table:align="left"/>
    </style:style>
    <style:style style:name="Таблица1.A" style:family="table-column">
      <style:table-column-properties style:column-width="3.956cm"/>
    </style:style>
    <style:style style:name="Таблица1.B" style:family="table-column">
      <style:table-column-properties style:column-width="8.426cm"/>
    </style:style>
    <style:style style:name="P1" style:family="paragraph" style:parent-style-name="Table_20_Contents">
      <style:paragraph-properties fo:margin-top="0cm" fo:margin-bottom="0.499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С:Предприятие 8.4.1. Документация. Тестовая версия</text:h>
      <text:p text:style-name="Text_20_body">ПРАВО ТИРАЖИРОВАНИЯ<text:line-break/>ПРОГРАММНЫХ СРЕДСТВ И ДОКУМЕНТАЦИИ<text:line-break/>ПРИНАДЛЕЖИТ ФИРМЕ «1С»</text:p>
      <text:p text:style-name="Text_20_body">Приобретая систему «1С:Предприятие», вы тем самым даете<text:line-break/>согласие не допускать копирования программ и документации<text:line-break/>без письменного разрешения фирмы «1С».</text:p>
      <text:p text:style-name="Text_20_body">© ООО «1С», 1996 – 2016</text:p>
      <text:p text:style-name="Text_20_body">Фирма «1С», Москва, 123056, а/я 64</text:p>
      <text:p text:style-name="Text_20_body">Отдел продаж: Селезневская ул., 21,</text:p>
      <text:p text:style-name="Text_20_body">телефон: +7 (495) 737-92-57,</text:p>
      <text:p text:style-name="Text_20_body">факс: +7 (495) 681-44-07,</text:p>
      <text:p text:style-name="Text_20_body">e-mail: <text:a xlink:type="simple" xlink:href="mailto:1c@1c.ru" office:target-frame-name="_blank" xlink:show="new" text:style-name="Internet_20_link" text:visited-style-name="Visited_20_Internet_20_Link">1c@1c.ru</text:a></text:p>
      <text:p text:style-name="Text_20_body">URL: <text:a xlink:type="simple" xlink:href="http://www.1c.ru/" office:target-frame-name="_blank" xlink:show="new" text:style-name="Internet_20_link" text:visited-style-name="Visited_20_Internet_20_Link">http://www.1c.ru</text:a>, <text:a xlink:type="simple" xlink:href="http://www.v8.1c.ru/" office:target-frame-name="_blank" xlink:show="new" text:style-name="Internet_20_link" text:visited-style-name="Visited_20_Internet_20_Link">http://www.v8.1c.ru</text:a>, <text:a xlink:type="simple" xlink:href="http://users.v8.1c.ru/" office:target-frame-name="_blank" xlink:show="new" text:style-name="Internet_20_link" text:visited-style-name="Visited_20_Internet_20_Link">http://users.v8.1c.ru</text:a></text:p>
      <text:p text:style-name="Text_20_body">Группа разработки программ – А. Акимов, А. Алексеев, Р. Алейников, В. Андрющенко, А. Безбородов, Д. Бескоровайнов, Е. Боброва, А. Бушнев, П. Василец, М. Веревкин, А. Виноградов, Я. Вирковский, А. Волков, С. Гурьев, И. Гольштейн, Е. Горностаев, И. Гусаров, Г. Дамье, А. Даровских, О. Дерут, Н. Евграфов, Б. Евтифеев, Д. Зарецкий, Д. Ивашов, А. Каганович, И. Коваленко, С. Копиенко, Н. Корсаков, С. Кравченко, В. Кудрявцев, П. Кукушкин, А. Кунченко, А. Лакутин, М. Лейбович, Г. Леонтьев, А. Лехан, А. Макеев, А. Малышенок, А. Медведев, Е. Митрошкин, А. Моисеев, С. Мурзин, А. Нуралиев, С. Нуралиев, Л. Онучин, М. Отставнов, Д. Павленко, Д. Пимкин, А. Плякин, П. Романов, А. Рукин, Д. Русанов, М. Саблин, Е. Силин, Д. Службин, А. Смирнов, Е. Смирнов, В. Соколов, П. Солодкий, А. Соляник, В. Сосновский, Д. Сысоенков, Д. Тишков, А. Топорков, В. Тунегов, А. Трубкин, А. Тюшкин, В. Филиппов, А. Хасанов, А. Цилябин, В. Ческис, В. Черемисинов, П. Чиков, А. Чичерин, А. Шевченко, А. Щербинин, В. Шульга.</text:p>
      <text:p text:style-name="Text_20_body">Документация – С. Гурьев, А. Нуралиев, А. Плякин.</text:p>
      <text:p text:style-name="Text_20_body">Группа консультационной поддержки – О. Акулова, С. Алексеева, О. Багрова, О. Баклушина, Э. Гарифуллина, В. Давыдова, О. Дмитренко, Л. Ермакова, М. Ершова, Ю. Жестков, О. Завальская, Н. Заявлина, М. Звонилов, М. Иванова, Г. Коробка, Ю. Лаврова, С. Лепешкина, С. Мазурин, С. Марков, Ю. Мисан, А. Павликов, И. Панин, О. Пехтерева, С. Постнова, А. Прокуровский, Е. Романова, Г. Степаненко, Н. Степанов, Т. Токарева, Е. Широкова.</text:p>
      <text:p text:style-name="Text_20_body">Группа тестирования – С. Баталин, А. Беляков, Б. Зиатдинов, А. Лапин, Е. Медведев, С. Потапкин.</text:p>
      <text:p text:style-name="Text_20_body">Корректура – Е. Семененко.</text:p>
      <text:p text:style-name="Text_20_body">Верстка – О. Шестакова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">Наименование книги:</text:p>
          </table:table-cell>
          <table:table-cell office:value-type="string">
            <text:p text:style-name="P1">1С:Предприятие 8.4. Ознакомительная версия.</text:p>
          </table:table-cell>
        </table:table-row>
        <table:table-row>
          <table:table-cell office:value-type="string">
            <text:p text:style-name="P1">Номер издания:</text:p>
          </table:table-cell>
          <table:table-cell office:value-type="string">
            <text:p text:style-name="P1">84.001.01.02</text:p>
          </table:table-cell>
        </table:table-row>
        <table:table-row>
          <table:table-cell office:value-type="string">
            <text:p text:style-name="P1">Дата выхода:</text:p>
          </table:table-cell>
          <table:table-cell office:value-type="string">
            <text:p text:style-name="P1">12 января 2016 года</text:p>
          </table:table-cell>
        </table:table-row>
      </table:table>
      <text:p text:style-name="Text_20_body"><text:bookmark text:name="scroll-bookmark-3"/>Оглавление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7:27:48.264844783</dc:date>
    <meta:editing-duration>PT10M8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23" meta:word-count="326" meta:character-count="2247" meta:non-whitespace-character-count="1937"/>
  </office:meta>
</office:document-meta>
</file>